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Std" svg:font-family="'Courier Std'" style:font-family-generic="modern" style:font-pitch="fixed"/>
    <style:font-face style:name="M+ 1mn light" svg:font-family="'M+ 1mn light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Courier Std" fo:font-size="11.5pt" fo:letter-spacing="0.0016in" fo:font-weight="normal" style:letter-kerning="true" fo:background-color="transparent" style:font-size-asian="11.5pt" style:font-weight-asian="normal" style:font-size-complex="11.5pt" style:font-weight-complex="normal" style:text-scale="92%"/>
    </style:style>
    <style:style style:name="P2" style:family="paragraph" style:parent-style-name="Centered">
      <style:text-properties officeooo:rsid="0102ae93" officeooo:paragraph-rsid="0102a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ransition">FADE IN:</text:p>
      <text:p text:style-name="Scene"/>
      <text:p text:style-name="Scene">EXT. SPACE--NIGHT</text:p>
      <text:p text:style-name="Action"/>
      <text:p text:style-name="Action">Light pinkish-violet and blue nebulae drift over an ocean of glittery, colorful stars.</text:p>
      <text:p text:style-name="Character"/>
      <text:p text:style-name="Character">GOD</text:p>
      <text:p text:style-name="Parenthetical">(parenthetically)</text:p>
      <text:p text:style-name="Dialogue">Let there be light!</text:p>
      <text:p text:style-name="Action"/>
      <text:p text:style-name="Action"><text:span text:style-name="Strong_20_Emphasis">NOTE: What comes to your mind?</text:span> <text:span text:style-name="Strong_20_Emphasis">Write it!</text:span></text:p>
      <text:p text:style-name="P2"/>
      <text:p text:style-name="P2">THE BEGI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Std" svg:font-family="'Courier Std'" style:font-family-generic="modern" style:font-pitch="fixed"/>
    <style:font-face style:name="M+ 1mn light" svg:font-family="'M+ 1mn light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" fo:font-family="'Liberation Serif'" style:font-style-name="Regular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Stoclet ITC Light" fo:font-family="'Stoclet ITC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toclet ITC Light" fo:font-family="'Stoclet ITC Light'" style:font-style-name="Bold" style:font-pitch="variable" fo:font-size="2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toclet ITC Light1" fo:font-family="'Stoclet ITC Light'" style:font-style-name="Bold Italic" style:font-pitch="variable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ene" style:family="paragraph" style:parent-style-name="Screenplay_20_Default_20_Style" style:next-style-name="Action" style:class="text" style:master-page-name="">
      <style:paragraph-properties fo:text-align="start" style:justify-single-word="false" style:page-number="auto" fo:background-color="transparent" style:shadow="none" fo:keep-with-next="always" style:text-autospace="none" style:snap-to-layout-grid="false">
        <style:tab-stops/>
        <style:background-image/>
      </style:paragraph-properties>
      <style:text-properties fo:text-transform="uppercase" fo:letter-spacing="normal"/>
    </style:style>
    <style:style style:name="Character" style:family="paragraph" style:parent-style-name="Screenplay_20_Default_20_Style" style:next-style-name="Dialogue" style:class="text" style:master-page-name="">
      <style:paragraph-properties fo:margin-left="0.6598in" fo:margin-right="0in" fo:text-indent="0in" style:auto-text-indent="false" style:page-number="auto" fo:keep-with-next="always" style:vertical-align="auto" style:snap-to-layout-grid="false"/>
      <style:text-properties fo:text-transform="uppercase" fo:letter-spacing="normal"/>
    </style:style>
    <style:style style:name="Dialogue" style:family="paragraph" style:parent-style-name="Screenplay_20_Default_20_Style" style:next-style-name="Character" style:class="text" style:master-page-name="">
      <style:paragraph-properties fo:margin-left="0.3in" fo:margin-right="0in" fo:orphans="3" fo:widows="3" fo:text-indent="0in" style:auto-text-indent="false" style:page-number="auto" style:snap-to-layout-grid="false"/>
      <style:text-properties fo:letter-spacing="normal"/>
    </style:style>
    <style:style style:name="Parenthetical" style:family="paragraph" style:parent-style-name="Screenplay_20_Default_20_Style" style:next-style-name="Dialogue" style:class="text" style:master-page-name="">
      <style:paragraph-properties fo:margin-left="0.45in" fo:margin-right="0in" fo:text-indent="0in" style:auto-text-indent="false" style:page-number="auto" fo:keep-with-next="always" style:snap-to-layout-grid="false">
        <style:tab-stops/>
      </style:paragraph-properties>
      <style:text-properties fo:letter-spacing="normal"/>
    </style:style>
    <style:style style:name="Action" style:family="paragraph" style:parent-style-name="Screenplay_20_Default_20_Style" style:class="text" style:master-page-name="">
      <style:paragraph-properties fo:orphans="0" fo:widows="0" style:page-number="auto" fo:background-color="transparent" style:shadow="none" fo:keep-with-next="auto" style:snap-to-layout-grid="false">
        <style:tab-stops/>
        <style:background-image/>
      </style:paragraph-properties>
      <style:text-properties fo:letter-spacing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0508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creenplay_20_Default_20_Style" style:display-name="Screenplay Default Style" style:family="paragraph" style:next-style-name="Scene" style:class="text">
      <style:paragraph-properties fo:margin-top="0in" fo:margin-bottom="0in" style:contextual-spacing="true" style:snap-to-layout-grid="false"/>
      <style:text-properties style:font-name="Courier New" fo:font-family="'Courier New'" style:font-style-name="Regular" style:font-family-generic="modern" style:font-pitch="fixed" fo:font-size="12pt" fo:font-weight="normal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2299in" style:type="right" style:leader-style="dotted" style:leader-text="."/>
        </style:tab-stops>
      </style:paragraph-properties>
    </style:style>
    <style:style style:name="Centered" style:family="paragraph" style:parent-style-name="Screenplay_20_Default_20_Style" style:next-style-name="Action" style:class="text" style:master-page-name="">
      <style:paragraph-properties fo:text-align="center" style:justify-single-word="false" style:page-number="auto" fo:background-color="transparent" style:shadow="none" style:snap-to-layout-grid="false">
        <style:tab-stops/>
        <style:background-image/>
      </style:paragraph-properties>
    </style:style>
    <style:style style:name="Transition" style:family="paragraph" style:parent-style-name="Screenplay_20_Default_20_Style" style:next-style-name="Action" style:master-page-name="">
      <style:paragraph-properties fo:margin-left="0in" fo:margin-right="0.0598in" fo:text-align="end" style:justify-single-word="false" fo:text-indent="0in" style:auto-text-indent="false" style:page-number="auto" fo:background-color="transparent" style:shadow="none" style:snap-to-layout-grid="false">
        <style:tab-stops/>
        <style:background-image/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2472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creenplay.strikeout" style:display-name="_screenplay.strikeout" style:family="text">
      <style:text-properties fo:color="#ff6633" style:text-line-through-style="solid" style:text-line-through-type="single"/>
    </style:style>
    <style:style style:name="_5f_screenplay.emendation" style:display-name="_screenplay.emendation" style:family="text" style:parent-style-name="_5f_screenplay.strikeout">
      <style:text-properties fo:color="#23b8dc" style:text-line-through-style="none" style:text-line-through-typ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Courier Std" fo:font-size="11.5pt" fo:letter-spacing="0.0016in" fo:font-weight="normal" style:letter-kerning="true" fo:background-color="transparent" style:font-size-asian="11.5pt" style:font-weight-asian="normal" style:font-size-complex="11.5pt" style:font-weight-complex="normal" style:text-scale="92%"/>
    </style:style>
    <style:page-layout style:name="Mpm1">
      <style:page-layout-properties fo:page-width="8.5in" fo:page-height="11in" style:num-format="1" style:print-orientation="portrait" fo:margin-top="0.5in" fo:margin-bottom="0.5in" fo:margin-left="1.5in" fo:margin-right="0.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5in" fo:margin-right="0.77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_30_0_20_Screenplay--numbered_20_pages" style:display-name="00 Screenplay--numbered pages" style:page-layout-name="Mpm2">
      <style:header>
        <text:p text:style-name="MP1"><text:page-number text:select-page="current">0</text:page-number>. <text:s text:c="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7:14:23.544000000</meta:creation-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9" meta:word-count="35" meta:character-count="209" meta:non-whitespace-character-count="180"/>
  </office:meta>
</office:document-meta>
</file>